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.5cm" svg:x="7.1cm" svg:y="0.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9.1cm" svg:height="2.3cm" svg:x="5.9cm" svg:y="2.4cm">
          <text:p text:style-name="P1">Output 'Please enter </text:p>
          <text:p text:style-name="P1">a month as a number </text:p>
          <text:p text:style-name="P1">Between 1-12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5cm" svg:height="1.1cm" svg:x="5.3cm" svg:y="5.5cm">
          <text:p text:style-name="P1">Input mon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6cm" svg:height="1.4cm" svg:x="5.2cm" svg:y="7.3cm">
          <text:p text:style-name="P1">Month ← 12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9.5cm" svg:height="1.3cm" svg:x="14.4cm" svg:y="7.1cm">
          <text:p text:style-name="P1">Output ' The month </text:p>
          <text:p text:style-name="P1">you entered is December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6cm" svg:height="1.44cm" svg:x="5.3cm" svg:y="9.2cm">
          <text:p text:style-name="P1">Month ← 11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9.5cm" svg:height="1.6cm" svg:x="14.5cm" svg:y="8.6cm">
          <text:p text:style-name="P1">Output ' The month </text:p>
          <text:p text:style-name="P1">you entered is November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6cm" svg:height="1.44cm" svg:x="5.3cm" svg:y="10.8cm">
          <text:p text:style-name="P1">Month ← 10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9.5cm" svg:height="1.6cm" svg:x="14.4cm" svg:y="10.5cm">
          <text:p text:style-name="P1">Output ' The month </text:p>
          <text:p text:style-name="P1">you entered is October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6cm" svg:height="1.44cm" svg:x="5.4cm" svg:y="12.56cm">
          <text:p text:style-name="P1">Month ← 9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9.5cm" svg:height="1.6cm" svg:x="14.4cm" svg:y="12.4cm">
          <text:p text:style-name="P1">Output ' The month </text:p>
          <text:p text:style-name="P1">you entered is September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6cm" svg:height="1.555cm" svg:x="5.5cm" svg:y="14.2cm">
          <text:p text:style-name="P1">Month ← 8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9.5cm" svg:height="1.6cm" svg:x="14.2cm" svg:y="14.3cm">
          <text:p text:style-name="P1">Output ' The month </text:p>
          <text:p text:style-name="P1">you entered is August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6cm" svg:height="1.359cm" svg:x="5.6cm" svg:y="16.1cm">
          <text:p text:style-name="P1">Month ← 7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8.6cm" svg:height="1.357cm" svg:x="5.7cm" svg:y="17.685cm">
          <text:p text:style-name="P1">Month ← 6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9.5cm" svg:height="1.6cm" svg:x="14.3cm" svg:y="16.3cm">
          <text:p text:style-name="P1">Output ' The month </text:p>
          <text:p text:style-name="P1">you entered is July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5cm" svg:height="1.6cm" svg:x="14.8cm" svg:y="18.2cm">
          <text:p text:style-name="P1">Output ' The month </text:p>
          <text:p text:style-name="P1">you entered is June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8.6cm" svg:height="1.358cm" svg:x="5.7cm" svg:y="19.421cm">
          <text:p text:style-name="P1">Month ← 5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8.6cm" svg:height="1.359cm" svg:x="5.9cm" svg:y="21.005cm">
          <text:p text:style-name="P1">Month ← 4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8.6cm" svg:height="1.358cm" svg:x="5.8cm" svg:y="22.601cm">
          <text:p text:style-name="P1">Month ← 3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8.6cm" svg:height="1.555cm" svg:x="6cm" svg:y="25.945cm">
          <text:p text:style-name="P1">Month ← 1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8.6cm" svg:height="1.555cm" svg:x="5.9cm" svg:y="24.218cm">
          <text:p text:style-name="P1">Month ← 2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" draw:text-style-name="P1" draw:layer="layout" svg:width="9.5cm" svg:height="1.6cm" svg:x="14.8cm" svg:y="27.4cm">
          <text:p text:style-name="P1">Output ' The month </text:p>
          <text:p text:style-name="P1">you entered is January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5cm" svg:height="1.6cm" svg:x="15.1cm" svg:y="25.4cm">
          <text:p text:style-name="P1">Output ' The month </text:p>
          <text:p text:style-name="P1">you entered is February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5cm" svg:height="1.6cm" svg:x="15.1cm" svg:y="23.6cm">
          <text:p text:style-name="P1">Output ' The month </text:p>
          <text:p text:style-name="P1">you entered is March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5cm" svg:height="1.6cm" svg:x="15.1cm" svg:y="21.6cm">
          <text:p text:style-name="P1">Output ' The month </text:p>
          <text:p text:style-name="P1">you entered is April 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5cm" svg:height="1.6cm" svg:x="15.1cm" svg:y="19.9cm">
          <text:p text:style-name="P1">Output ' The month </text:p>
          <text:p text:style-name="P1">you entered is May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2.9cm" svg:y1="20cm" svg:x2="15.7cm" svg:y2="21.2cm">
          <text:p/>
        </draw:line>
        <draw:line draw:style-name="gr2" draw:text-style-name="P1" draw:layer="layout" svg:x1="12.4cm" svg:y1="15cm" svg:x2="15.7cm" svg:y2="15.3cm">
          <text:p/>
        </draw:line>
        <draw:line draw:style-name="gr2" draw:text-style-name="P1" draw:layer="layout" svg:x1="12.4cm" svg:y1="16.9cm" svg:x2="15.9cm" svg:y2="17.3cm">
          <text:p/>
        </draw:line>
        <draw:line draw:style-name="gr2" draw:text-style-name="P1" draw:layer="layout" svg:x1="12.5cm" svg:y1="18.5cm" svg:x2="15.9cm" svg:y2="19.3cm">
          <text:p/>
        </draw:line>
        <draw:line draw:style-name="gr2" draw:text-style-name="P1" draw:layer="layout" svg:x1="12.7cm" svg:y1="21.2cm" svg:x2="15.9cm" svg:y2="22.8cm">
          <text:p/>
        </draw:line>
        <draw:line draw:style-name="gr2" draw:text-style-name="P1" draw:layer="layout" svg:x1="12.8cm" svg:y1="22.8cm" svg:x2="15.9cm" svg:y2="24.6cm">
          <text:p/>
        </draw:line>
        <draw:line draw:style-name="gr2" draw:text-style-name="P1" draw:layer="layout" svg:x1="13cm" svg:y1="24.6cm" svg:x2="16.3cm" svg:y2="26.5cm">
          <text:p/>
        </draw:line>
        <draw:line draw:style-name="gr2" draw:text-style-name="P1" draw:layer="layout" svg:x1="13.3cm" svg:y1="26.5cm" svg:x2="15.8cm" svg:y2="28.4cm">
          <text:p/>
        </draw:line>
        <draw:line draw:style-name="gr2" draw:text-style-name="P1" draw:layer="layout" svg:x1="12.6cm" svg:y1="11.3cm" svg:x2="15.7cm" svg:y2="11.5cm">
          <text:p/>
        </draw:line>
        <draw:line draw:style-name="gr2" draw:text-style-name="P1" draw:layer="layout" svg:x1="12.4cm" svg:y1="13.1cm" svg:x2="15.9cm" svg:y2="13.2cm">
          <text:p/>
        </draw:line>
        <draw:line draw:style-name="gr2" draw:text-style-name="P1" draw:layer="layout" svg:x1="12.4cm" svg:y1="7.9cm" svg:x2="15.5cm" svg:y2="8.1cm">
          <text:p/>
        </draw:line>
        <draw:line draw:style-name="gr2" draw:text-style-name="P1" draw:layer="layout" svg:x1="12.1cm" svg:y1="9.8cm" svg:x2="15.2cm" svg:y2="10cm">
          <text:p/>
        </draw:line>
        <draw:line draw:style-name="gr2" draw:text-style-name="P1" draw:layer="layout" svg:x1="22.5cm" svg:y1="28.1cm" svg:x2="26.1cm" svg:y2="28.1cm">
          <text:p/>
        </draw:line>
        <draw:line draw:style-name="gr2" draw:text-style-name="P1" draw:layer="layout" svg:x1="26cm" svg:y1="7.4cm" svg:x2="26.1cm" svg:y2="30.2cm">
          <text:p/>
        </draw:line>
        <draw:line draw:style-name="gr2" draw:text-style-name="P1" draw:layer="layout" svg:x1="26.1cm" svg:y1="30.2cm" svg:x2="13.9cm" svg:y2="30.1cm">
          <text:p/>
        </draw:line>
        <draw:custom-shape draw:style-name="gr1" draw:text-style-name="P1" draw:layer="layout" svg:width="7.3cm" svg:height="1.7cm" svg:x="6.5cm" svg:y="29.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22.5cm" svg:y1="26.1cm" svg:x2="26.1cm" svg:y2="26.1cm">
          <text:p/>
        </draw:line>
        <draw:line draw:style-name="gr2" draw:text-style-name="P1" draw:layer="layout" svg:x1="22.5cm" svg:y1="24.3cm" svg:x2="26.1cm" svg:y2="24.3cm">
          <text:p/>
        </draw:line>
        <draw:line draw:style-name="gr2" draw:text-style-name="P1" draw:layer="layout" svg:x1="22.5cm" svg:y1="22.2cm" svg:x2="26.1cm" svg:y2="22.2cm">
          <text:p/>
        </draw:line>
        <draw:line draw:style-name="gr2" draw:text-style-name="P1" draw:layer="layout" svg:x1="22.5cm" svg:y1="20.7cm" svg:x2="26.1cm" svg:y2="20.7cm">
          <text:p/>
        </draw:line>
        <draw:line draw:style-name="gr2" draw:text-style-name="P1" draw:layer="layout" svg:x1="22.5cm" svg:y1="19cm" svg:x2="26.1cm" svg:y2="19cm">
          <text:p/>
        </draw:line>
        <draw:line draw:style-name="gr2" draw:text-style-name="P1" draw:layer="layout" svg:x1="22.4cm" svg:y1="17cm" svg:x2="26cm" svg:y2="17cm">
          <text:p/>
        </draw:line>
        <draw:line draw:style-name="gr2" draw:text-style-name="P1" draw:layer="layout" svg:x1="22.4cm" svg:y1="15cm" svg:x2="26cm" svg:y2="15cm">
          <text:p/>
        </draw:line>
        <draw:line draw:style-name="gr2" draw:text-style-name="P1" draw:layer="layout" svg:x1="22.4cm" svg:y1="12.9cm" svg:x2="26cm" svg:y2="12.9cm">
          <text:p/>
        </draw:line>
        <draw:line draw:style-name="gr2" draw:text-style-name="P1" draw:layer="layout" svg:x1="22.4cm" svg:y1="11.1cm" svg:x2="26cm" svg:y2="11.1cm">
          <text:p/>
        </draw:line>
        <draw:line draw:style-name="gr2" draw:text-style-name="P1" draw:layer="layout" svg:x1="22.4cm" svg:y1="9.2cm" svg:x2="26cm" svg:y2="9.2cm">
          <text:p/>
        </draw:line>
        <draw:line draw:style-name="gr2" draw:text-style-name="P1" draw:layer="layout" svg:x1="22.5cm" svg:y1="7.4cm" svg:x2="26.1cm" svg:y2="7.4cm">
          <text:p/>
        </draw:line>
        <draw:line draw:style-name="gr2" draw:text-style-name="P1" draw:layer="layout" svg:x1="10.1cm" svg:y1="27.2cm" svg:x2="10.2cm" svg:y2="29.1cm">
          <text:p/>
        </draw:line>
        <draw:line draw:style-name="gr2" draw:text-style-name="P1" draw:layer="layout" svg:x1="10.1cm" svg:y1="25.3cm" svg:x2="10.1cm" svg:y2="26.2cm">
          <text:p/>
        </draw:line>
        <draw:line draw:style-name="gr2" draw:text-style-name="P1" draw:layer="layout" svg:x1="10.2cm" svg:y1="23.6cm" svg:x2="10.2cm" svg:y2="24.5cm">
          <text:p/>
        </draw:line>
        <draw:line draw:style-name="gr2" draw:text-style-name="P1" draw:layer="layout" svg:x1="10cm" svg:y1="22cm" svg:x2="10cm" svg:y2="22.9cm">
          <text:p/>
        </draw:line>
        <draw:line draw:style-name="gr2" draw:text-style-name="P1" draw:layer="layout" svg:x1="10cm" svg:y1="20.4cm" svg:x2="10cm" svg:y2="21.3cm">
          <text:p/>
        </draw:line>
        <draw:line draw:style-name="gr2" draw:text-style-name="P1" draw:layer="layout" svg:x1="10cm" svg:y1="18.8cm" svg:x2="10cm" svg:y2="19.7cm">
          <text:p/>
        </draw:line>
        <draw:line draw:style-name="gr2" draw:text-style-name="P1" draw:layer="layout" svg:x1="9.8cm" svg:y1="17.1cm" svg:x2="9.8cm" svg:y2="18cm">
          <text:p/>
        </draw:line>
        <draw:line draw:style-name="gr2" draw:text-style-name="P1" draw:layer="layout" svg:x1="9.9cm" svg:y1="15.4cm" svg:x2="9.9cm" svg:y2="16.3cm">
          <text:p/>
        </draw:line>
        <draw:line draw:style-name="gr2" draw:text-style-name="P1" draw:layer="layout" svg:x1="9.8cm" svg:y1="13.7cm" svg:x2="9.8cm" svg:y2="14.6cm">
          <text:p/>
        </draw:line>
        <draw:line draw:style-name="gr2" draw:text-style-name="P1" draw:layer="layout" svg:x1="9.7cm" svg:y1="11.8cm" svg:x2="9.7cm" svg:y2="12.7cm">
          <text:p/>
        </draw:line>
        <draw:line draw:style-name="gr2" draw:text-style-name="P1" draw:layer="layout" svg:x1="9.6cm" svg:y1="8.4cm" svg:x2="9.6cm" svg:y2="9.3cm">
          <text:p/>
        </draw:line>
        <draw:line draw:style-name="gr2" draw:text-style-name="P1" draw:layer="layout" svg:x1="9.5cm" svg:y1="6.6cm" svg:x2="9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2:07:51.225000000</meta:creation-date>
    <dc:date>2014-09-30T12:40:11.409000000</dc:date>
    <meta:editing-duration>PT15M7S</meta:editing-duration>
    <meta:editing-cycles>1</meta:editing-cycles>
    <meta:document-statistic meta:object-count="66"/>
    <meta:generator>LibreOffice/4.2.5.2$Windows_x86 LibreOffice_project/61cb170a04bb1f12e77c884eab9192be736ec5f5</meta:generator>
  </office:meta>
</office:document-meta>
</file>